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9" table:default-cell-style-name="Default"/>
        <table:table-column table:style-name="co4" table:default-cell-style-name="ce8"/>
        <table:table-column table:style-name="co4" table:number-columns-repeated="5" table:default-cell-style-name="Default"/>
        <table:table-column table:style-name="co4" table:default-cell-style-name="ce8"/>
        <table:table-column table:style-name="co4" table:number-columns-repeated="5" table:default-cell-style-name="Default"/>
        <table:table-column table:style-name="co4" table:default-cell-style-name="ce8"/>
        <table:table-column table:style-name="co4" table:number-columns-repeated="6" table:default-cell-style-name="Default"/>
        <table:table-column table:style-name="co4" table:default-cell-style-name="ce8"/>
        <table:table-column table:style-name="co4" table:number-columns-repeated="5" table:default-cell-style-name="Default"/>
        <table:table-column table:style-name="co4" table:default-cell-style-name="ce8"/>
        <table:table-column table:style-name="co4" table:number-columns-repeated="6" table:default-cell-style-name="Default"/>
        <table:table-column table:style-name="co4" table:default-cell-style-name="ce8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Unidad 1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Unidad 2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Unidad 3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Unidad 4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Unidad 5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  <table:table-cell office:value-type="string" calcext:value-type="string">
            <text:p>Receptor Infrarrojo</text:p>
          </table:table-cell>
          <table:table-cell table:style-name="ce9" office:value-type="string" calcext:value-type="string">
            <text:p>Bluetooth 1</text:p>
          </table:table-cell>
          <table:table-cell office:value-type="string" calcext:value-type="string">
            <text:p>Bluetooth 2</text:p>
          </table:table-cell>
          <table:table-cell office:value-type="string" calcext:value-type="string">
            <text:p>Carrito/Casita Bluetooth</text:p>
          </table:table-cell>
          <table:table-cell office:value-type="string" calcext:value-type="string">
            <text:p>Unidad 6</text:p>
          </table:table-cell>
          <table:table-cell office:value-type="string" calcext:value-type="string">
            <text:p>Punto Extra AT Commands</text:p>
          </table:table-cell>
          <table:table-cell office:value-type="string" calcext:value-type="string">
            <text:p>Promedio</text:p>
          </table:table-cell>
        </table:table-row>
        <table:table-row table:style-name="ro2">
          <table:table-cell table:style-name="ce2" office:value-type="string" calcext:value-type="string">
            <text:p>Banchez Cruz Pablo Zaid 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F2]+[.G2]+[.H2]+[.I2]+[.J2])/5"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([.L2]+[.M2]+[.N2]+[.O2]+[.P2])/5" office:value-type="float" office:value="4.8" calcext:value-type="float">
            <text:p>4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([.R2]+[.S2]+[.T2]+[.U2]+[.V2])/5" office:value-type="float" office:value="4" calcext:value-type="float">
            <text:p>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([.X2]+[.Y2]+[.Z2]+[.AA2]+[.AC2])/5"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([.AE2]+[.AF2]+[.AG2]+[.AH2]+[.AI2])/5"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formula="of:=([.AK2]+[.AM2]+[.AN2]+[.AO2]+[.AP2])/5" office:value-type="float" office:value="6" calcext:value-type="float">
            <text:p>6</text:p>
          </table:table-cell>
          <table:table-cell/>
          <table:table-cell table:formula="of:=([.K2]+[.Q2]+[.W2]+[.AD2]+[.AJ2]+[.AQ2])/6" office:value-type="float" office:value="4.66666666666667" calcext:value-type="float">
            <text:p>4.67</text:p>
          </table:table-cell>
        </table:table-row>
        <table:table-row table:style-name="ro2">
          <table:table-cell table:style-name="ce2" office:value-type="string" calcext:value-type="string">
            <text:p>Cabrera Valdiviezo Rosa María 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3]+[.G3]+[.H3]+[.I3]+[.J3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3]+[.M3]+[.N3]+[.O3]+[.P3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3]+[.S3]+[.T3]+[.U3]+[.V3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3]+[.Y3]+[.Z3]+[.AA3]+[.AC3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3]+[.AF3]+[.AG3]+[.AH3]+[.AI3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K3]+[.AM3]+[.AN3]+[.AO3]+[.AP3])/5" office:value-type="float" office:value="10" calcext:value-type="float">
            <text:p>10</text:p>
          </table:table-cell>
          <table:table-cell/>
          <table:table-cell table:formula="of:=([.K3]+[.Q3]+[.W3]+[.AD3]+[.AJ3]+[.AQ3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Castellanos Rueda Edna 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4]+[.G4]+[.H4]+[.I4]+[.J4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4]+[.M4]+[.N4]+[.O4]+[.P4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4]+[.S4]+[.T4]+[.U4]+[.V4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4]+[.Y4]+[.Z4]+[.AA4]+[.AC4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4]+[.AF4]+[.AG4]+[.AH4]+[.AI4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([.AK4]+[.AM4]+[.AN4]+[.AO4]+[.AP4])/5" office:value-type="float" office:value="2" calcext:value-type="float">
            <text:p>2</text:p>
          </table:table-cell>
          <table:table-cell/>
          <table:table-cell table:formula="of:=([.K4]+[.Q4]+[.W4]+[.AD4]+[.AJ4]+[.AQ4])/6" office:value-type="float" office:value="8.66666666666667" calcext:value-type="float">
            <text:p>8.67</text:p>
          </table:table-cell>
        </table:table-row>
        <table:table-row table:style-name="ro2">
          <table:table-cell table:style-name="ce2" office:value-type="string" calcext:value-type="string">
            <text:p>Cruz Aquino Jessica Margarita 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5]+[.G5]+[.H5]+[.I5]+[.J5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5]+[.M5]+[.N5]+[.O5]+[.P5])/5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R5]+[.S5]+[.T5]+[.U5]+[.V5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5]+[.Y5]+[.Z5]+[.AA5]+[.AC5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5]+[.AF5]+[.AG5]+[.AH5]+[.AI5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5]+[.AM5]+[.AN5]+[.AO5]+[.AP5])/5" office:value-type="float" office:value="10" calcext:value-type="float">
            <text:p>10</text:p>
          </table:table-cell>
          <table:table-cell/>
          <table:table-cell table:formula="of:=([.K5]+[.Q5]+[.W5]+[.AD5]+[.AJ5]+[.AQ5])/6" office:value-type="float" office:value="9.86666666666667" calcext:value-type="float">
            <text:p>9.87</text:p>
          </table:table-cell>
        </table:table-row>
        <table:table-row table:style-name="ro2">
          <table:table-cell table:style-name="ce2" office:value-type="string" calcext:value-type="string">
            <text:p><text:s/>Enríquez Luna Elizabet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6]+[.G6]+[.H6]+[.I6]+[.J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6]+[.M6]+[.N6]+[.O6]+[.P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6]+[.S6]+[.T6]+[.U6]+[.V6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6]+[.Y6]+[.Z6]+[.AA6]+[.AC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6]+[.AF6]+[.AG6]+[.AH6]+[.AI6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K6]+[.AM6]+[.AN6]+[.AO6]+[.AP6])/5" office:value-type="float" office:value="10" calcext:value-type="float">
            <text:p>10</text:p>
          </table:table-cell>
          <table:table-cell/>
          <table:table-cell table:formula="of:=([.K6]+[.Q6]+[.W6]+[.AD6]+[.AJ6]+[.AQ6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García Martínez Antonia 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([.F7]+[.G7]+[.H7]+[.I7]+[.J7])/5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([.L7]+[.M7]+[.N7]+[.O7]+[.P7])/5"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([.R7]+[.S7]+[.T7]+[.U7]+[.V7])/5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X7]+[.Y7]+[.Z7]+[.AA7]+[.AC7])/5" office:value-type="float" office:value="3.6" calcext:value-type="float">
            <text:p>3.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([.AE7]+[.AF7]+[.AG7]+[.AH7]+[.AI7])/5"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formula="of:=([.AK7]+[.AM7]+[.AN7]+[.AO7]+[.AP7])/5" office:value-type="float" office:value="6" calcext:value-type="float">
            <text:p>6</text:p>
          </table:table-cell>
          <table:table-cell/>
          <table:table-cell table:formula="of:=([.K7]+[.Q7]+[.W7]+[.AD7]+[.AJ7]+[.AQ7])/6" office:value-type="float" office:value="4.2" calcext:value-type="float">
            <text:p>4.2</text:p>
          </table:table-cell>
        </table:table-row>
        <table:table-row table:style-name="ro2">
          <table:table-cell table:style-name="ce2" office:value-type="string" calcext:value-type="string">
            <text:p>Guzmán García Mariana Gabriela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8]+[.G8]+[.H8]+[.I8]+[.J8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8]+[.M8]+[.N8]+[.O8]+[.P8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8]+[.S8]+[.T8]+[.U8]+[.V8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8]+[.Y8]+[.Z8]+[.AA8]+[.AC8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8]+[.AF8]+[.AG8]+[.AH8]+[.AI8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K8]+[.AM8]+[.AN8]+[.AO8]+[.AP8])/5" office:value-type="float" office:value="10" calcext:value-type="float">
            <text:p>10</text:p>
          </table:table-cell>
          <table:table-cell/>
          <table:table-cell table:formula="of:=([.K8]+[.Q8]+[.W8]+[.AD8]+[.AJ8]+[.AQ8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<text:s/>Hernández Méndez Nallely 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F9]+[.G9]+[.H9]+[.I9]+[.J9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9]+[.M9]+[.N9]+[.O9]+[.P9])/5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([.R9]+[.S9]+[.T9]+[.U9]+[.V9])/5"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X9]+[.Y9]+[.Z9]+[.AA9]+[.AC9])/5" office:value-type="float" office:value="8.4" calcext:value-type="float">
            <text:p>8.4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9]+[.AF9]+[.AG9]+[.AH9]+[.AI9])/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9]+[.AM9]+[.AN9]+[.AO9]+[.AP9])/5" office:value-type="float" office:value="7.2" calcext:value-type="float">
            <text:p>7.2</text:p>
          </table:table-cell>
          <table:table-cell/>
          <table:table-cell table:formula="of:=([.K9]+[.Q9]+[.W9]+[.AD9]+[.AJ9]+[.AQ9])/6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Hernández Romero Guillermo Erik 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10]+[.G10]+[.H10]+[.I10]+[.J10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0]+[.M10]+[.N10]+[.O10]+[.P10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0]+[.S10]+[.T10]+[.U10]+[.V10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10]+[.Y10]+[.Z10]+[.AA10]+[.AC10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10]+[.AF10]+[.AG10]+[.AH10]+[.AI10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10]+[.AM10]+[.AN10]+[.AO10]+[.AP10])/5" office:value-type="float" office:value="10" calcext:value-type="float">
            <text:p>10</text:p>
          </table:table-cell>
          <table:table-cell/>
          <table:table-cell table:formula="of:=([.K10]+[.Q10]+[.W10]+[.AD10]+[.AJ10]+[.AQ10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Hernández Ruiz Cesar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11]+[.G11]+[.H11]+[.I11]+[.J11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1]+[.M11]+[.N11]+[.O11]+[.P11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1]+[.S11]+[.T11]+[.U11]+[.V11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11]+[.Y11]+[.Z11]+[.AA11]+[.AC11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11]+[.AF11]+[.AG11]+[.AH11]+[.AI11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K11]+[.AM11]+[.AN11]+[.AO11]+[.AP11])/5" office:value-type="float" office:value="7.2" calcext:value-type="float">
            <text:p>7.2</text:p>
          </table:table-cell>
          <table:table-cell/>
          <table:table-cell table:formula="of:=([.K11]+[.Q11]+[.W11]+[.AD11]+[.AJ11]+[.AQ11])/6" office:value-type="float" office:value="9.53333333333333" calcext:value-type="float">
            <text:p>9.53</text:p>
          </table:table-cell>
        </table:table-row>
        <table:table-row table:style-name="ro2">
          <table:table-cell table:style-name="ce2" office:value-type="string" calcext:value-type="string">
            <text:p>Jiménez Álvarez Jasiel Efrén 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12]+[.G12]+[.H12]+[.I12]+[.J12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2]+[.M12]+[.N12]+[.O12]+[.P12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2]+[.S12]+[.T12]+[.U12]+[.V12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12]+[.Y12]+[.Z12]+[.AA12]+[.AC12])/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E12]+[.AF12]+[.AG12]+[.AH12]+[.AI12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K12]+[.AM12]+[.AN12]+[.AO12]+[.AP12])/5" office:value-type="float" office:value="7.2" calcext:value-type="float">
            <text:p>7.2</text:p>
          </table:table-cell>
          <table:table-cell/>
          <table:table-cell table:formula="of:=([.K12]+[.Q12]+[.W12]+[.AD12]+[.AJ12]+[.AQ12])/6" office:value-type="float" office:value="9.46666666666667" calcext:value-type="float">
            <text:p>9.47</text:p>
          </table:table-cell>
        </table:table-row>
        <table:table-row table:style-name="ro2">
          <table:table-cell table:style-name="ce2" office:value-type="string" calcext:value-type="string">
            <text:p>León Olazo francisco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F13]+[.G13]+[.H13]+[.I13]+[.J13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formula="of:=([.L13]+[.M13]+[.N13]+[.O13]+[.P13])/5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3]+[.S13]+[.T13]+[.U13]+[.V13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13]+[.Y13]+[.Z13]+[.AA13]+[.AC13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13]+[.AF13]+[.AG13]+[.AH13]+[.AI13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([.AK13]+[.AM13]+[.AN13]+[.AO13]+[.AP13])/5" office:value-type="float" office:value="9.8" calcext:value-type="float">
            <text:p>9.8</text:p>
          </table:table-cell>
          <table:table-cell/>
          <table:table-cell table:formula="of:=([.K13]+[.Q13]+[.W13]+[.AD13]+[.AJ13]+[.AQ13])/6" office:value-type="float" office:value="9.5" calcext:value-type="float">
            <text:p>9.5</text:p>
          </table:table-cell>
        </table:table-row>
        <table:table-row table:style-name="ro2">
          <table:table-cell table:style-name="ce2" office:value-type="string" calcext:value-type="string">
            <text:p>López Luis óscar</text:p>
          </table:table-cell>
          <table:table-cell table:style-name="ce3"/>
          <table:table-cell table:style-name="ce5"/>
          <table:table-cell table:number-columns-repeated="2"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([.F14]+[.G14]+[.H14]+[.I14]+[.J14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4]+[.M14]+[.N14]+[.O14]+[.P14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4]+[.S14]+[.T14]+[.U14]+[.V14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14]+[.Y14]+[.Z14]+[.AA14]+[.AC14])/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E14]+[.AF14]+[.AG14]+[.AH14]+[.AI14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K14]+[.AM14]+[.AN14]+[.AO14]+[.AP14])/5" office:value-type="float" office:value="7.2" calcext:value-type="float">
            <text:p>7.2</text:p>
          </table:table-cell>
          <table:table-cell/>
          <table:table-cell table:formula="of:=([.K14]+[.Q14]+[.W14]+[.AD14]+[.AJ14]+[.AQ14])/6" office:value-type="float" office:value="9.46666666666667" calcext:value-type="float">
            <text:p>9.47</text:p>
          </table:table-cell>
        </table:table-row>
        <table:table-row table:style-name="ro2">
          <table:table-cell table:style-name="ce2" office:value-type="string" calcext:value-type="string">
            <text:p><text:s/>López Pérez Adriana Yolanda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15]+[.G15]+[.H15]+[.I15]+[.J15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5]+[.M15]+[.N15]+[.O15]+[.P15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5]+[.S15]+[.T15]+[.U15]+[.V15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15]+[.Y15]+[.Z15]+[.AA15]+[.AC15])/5" office:value-type="float" office:value="9.8" calcext:value-type="float">
            <text:p>9.8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15]+[.AF15]+[.AG15]+[.AH15]+[.AI15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15]+[.AM15]+[.AN15]+[.AO15]+[.AP15])/5" office:value-type="float" office:value="10" calcext:value-type="float">
            <text:p>10</text:p>
          </table:table-cell>
          <table:table-cell/>
          <table:table-cell table:formula="of:=([.K15]+[.Q15]+[.W15]+[.AD15]+[.AJ15]+[.AQ15])/6" office:value-type="float" office:value="9.96666666666667" calcext:value-type="float">
            <text:p>9.97</text:p>
          </table:table-cell>
        </table:table-row>
        <table:table-row table:style-name="ro2">
          <table:table-cell table:style-name="ce2" office:value-type="string" calcext:value-type="string">
            <text:p>Lujan Martínez Sarai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16]+[.G16]+[.H16]+[.I16]+[.J1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6]+[.M16]+[.N16]+[.O16]+[.P1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6]+[.S16]+[.T16]+[.U16]+[.V16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16]+[.Y16]+[.Z16]+[.AA16]+[.AC1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16]+[.AF16]+[.AG16]+[.AH16]+[.AI16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16]+[.AM16]+[.AN16]+[.AO16]+[.AP16])/5" office:value-type="float" office:value="10" calcext:value-type="float">
            <text:p>10</text:p>
          </table:table-cell>
          <table:table-cell/>
          <table:table-cell table:formula="of:=([.K16]+[.Q16]+[.W16]+[.AD16]+[.AJ16]+[.AQ16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artínez Martínez Manuel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17]+[.G17]+[.H17]+[.I17]+[.J17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17]+[.M17]+[.N17]+[.O17]+[.P17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17]+[.S17]+[.T17]+[.U17]+[.V17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17]+[.Y17]+[.Z17]+[.AA17]+[.AC17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17]+[.AF17]+[.AG17]+[.AH17]+[.AI17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17]+[.AM17]+[.AN17]+[.AO17]+[.AP17])/5" office:value-type="float" office:value="10" calcext:value-type="float">
            <text:p>10</text:p>
          </table:table-cell>
          <table:table-cell/>
          <table:table-cell table:formula="of:=([.K17]+[.Q17]+[.W17]+[.AD17]+[.AJ17]+[.AQ17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artínez Ojeda Ana Julieta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F18]+[.G18]+[.H18]+[.I18]+[.J18])/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([.L18]+[.M18]+[.N18]+[.O18]+[.P18])/5"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([.R18]+[.S18]+[.T18]+[.U18]+[.V18])/5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X18]+[.Y18]+[.Z18]+[.AA18]+[.AC18])/5" office:value-type="float" office:value="3.6" calcext:value-type="float">
            <text:p>3.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([.AE18]+[.AF18]+[.AG18]+[.AH18]+[.AI18])/5"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formula="of:=([.AK18]+[.AM18]+[.AN18]+[.AO18]+[.AP18])/5" office:value-type="float" office:value="6" calcext:value-type="float">
            <text:p>6</text:p>
          </table:table-cell>
          <table:table-cell/>
          <table:table-cell table:formula="of:=([.K18]+[.Q18]+[.W18]+[.AD18]+[.AJ18]+[.AQ18])/6" office:value-type="float" office:value="5.2" calcext:value-type="float">
            <text:p>5.2</text:p>
          </table:table-cell>
        </table:table-row>
        <table:table-row table:style-name="ro2">
          <table:table-cell table:style-name="ce2" office:value-type="string" calcext:value-type="string">
            <text:p>Méndez Ruiz Domingo Uriel 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formula="of:=([.F19]+[.G19]+[.H19]+[.I19]+[.J19])/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formula="of:=([.L19]+[.M19]+[.N19]+[.O19]+[.P19])/5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R19]+[.S19]+[.T19]+[.U19]+[.V19])/5"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([.X19]+[.Y19]+[.Z19]+[.AA19]+[.AC19])/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E19]+[.AF19]+[.AG19]+[.AH19]+[.AI19])/5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19]+[.AM19]+[.AN19]+[.AO19]+[.AP19])/5" office:value-type="float" office:value="5.6" calcext:value-type="float">
            <text:p>5.6</text:p>
          </table:table-cell>
          <table:table-cell/>
          <table:table-cell table:formula="of:=([.K19]+[.Q19]+[.W19]+[.AD19]+[.AJ19]+[.AQ19])/6" office:value-type="float" office:value="3.86666666666667" calcext:value-type="float">
            <text:p>3.87</text:p>
          </table:table-cell>
        </table:table-row>
        <table:table-row table:style-name="ro2">
          <table:table-cell table:style-name="ce2" office:value-type="string" calcext:value-type="string">
            <text:p>Morales Zarate Emanuel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F20]+[.G20]+[.H20]+[.I20]+[.J20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formula="of:=([.L20]+[.M20]+[.N20]+[.O20]+[.P20])/5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20]+[.S20]+[.T20]+[.U20]+[.V20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X20]+[.Y20]+[.Z20]+[.AA20]+[.AC20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0]+[.AF20]+[.AG20]+[.AH20]+[.AI20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([.AK20]+[.AM20]+[.AN20]+[.AO20]+[.AP20])/5" office:value-type="float" office:value="9.8" calcext:value-type="float">
            <text:p>9.8</text:p>
          </table:table-cell>
          <table:table-cell/>
          <table:table-cell table:formula="of:=([.K20]+[.Q20]+[.W20]+[.AD20]+[.AJ20]+[.AQ20])/6" office:value-type="float" office:value="9.5" calcext:value-type="float">
            <text:p>9.5</text:p>
          </table:table-cell>
        </table:table-row>
        <table:table-row table:style-name="ro2">
          <table:table-cell table:style-name="ce2" office:value-type="string" calcext:value-type="string">
            <text:p>Ortiz Venegas Jonathan Daniel </text:p>
          </table:table-cell>
          <table:table-cell table:style-name="ce3"/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21]+[.G21]+[.H21]+[.I21]+[.J21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21]+[.M21]+[.N21]+[.O21]+[.P21])/5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R21]+[.S21]+[.T21]+[.U21]+[.V21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21]+[.Y21]+[.Z21]+[.AA21]+[.AC21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1]+[.AF21]+[.AG21]+[.AH21]+[.AI21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21]+[.AM21]+[.AN21]+[.AO21]+[.AP21])/5" office:value-type="float" office:value="10" calcext:value-type="float">
            <text:p>10</text:p>
          </table:table-cell>
          <table:table-cell/>
          <table:table-cell table:formula="of:=([.K21]+[.Q21]+[.W21]+[.AD21]+[.AJ21]+[.AQ21])/6" office:value-type="float" office:value="9.86666666666667" calcext:value-type="float">
            <text:p>9.87</text:p>
          </table:table-cell>
        </table:table-row>
        <table:table-row table:style-name="ro2">
          <table:table-cell table:style-name="ce2" office:value-type="string" calcext:value-type="string">
            <text:p>Pacheco Ricardez Luis Ángel <text:s/>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([.F22]+[.G22]+[.H22]+[.I22]+[.J22])/5" office:value-type="float" office:value="6" calcext:value-type="float">
            <text:p>6</text:p>
          </table:table-cell>
          <table:table-cell table:number-columns-repeated="5"/>
          <table:table-cell table:formula="of:=([.L22]+[.M22]+[.N22]+[.O22]+[.P22])/5" office:value-type="float" office:value="0" calcext:value-type="float">
            <text:p>0</text:p>
          </table:table-cell>
          <table:table-cell table:number-columns-repeated="5"/>
          <table:table-cell table:formula="of:=([.R22]+[.S22]+[.T22]+[.U22]+[.V22])/5" office:value-type="float" office:value="0" calcext:value-type="float">
            <text:p>0</text:p>
          </table:table-cell>
          <table:table-cell table:number-columns-repeated="6"/>
          <table:table-cell table:formula="of:=([.X22]+[.Y22]+[.Z22]+[.AA22]+[.AC22])/5" office:value-type="float" office:value="0" calcext:value-type="float">
            <text:p>0</text:p>
          </table:table-cell>
          <table:table-cell table:number-columns-repeated="5"/>
          <table:table-cell table:formula="of:=([.AE22]+[.AF22]+[.AG22]+[.AH22]+[.AI22])/5" office:value-type="float" office:value="0" calcext:value-type="float">
            <text:p>0</text:p>
          </table:table-cell>
          <table:table-cell table:number-columns-repeated="6"/>
          <table:table-cell table:formula="of:=([.AK22]+[.AM22]+[.AN22]+[.AO22]+[.AP22])/5" office:value-type="float" office:value="0" calcext:value-type="float">
            <text:p>0</text:p>
          </table:table-cell>
          <table:table-cell/>
          <table:table-cell table:formula="of:=([.K22]+[.Q22]+[.W22]+[.AD22]+[.AJ22]+[.AQ22])/6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alacios López José Alejandro 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formula="of:=([.F23]+[.G23]+[.H23]+[.I23]+[.J23])/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formula="of:=([.L23]+[.M23]+[.N23]+[.O23]+[.P23])/5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R23]+[.S23]+[.T23]+[.U23]+[.V23])/5"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([.X23]+[.Y23]+[.Z23]+[.AA23]+[.AC23])/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E23]+[.AF23]+[.AG23]+[.AH23]+[.AI23])/5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23]+[.AM23]+[.AN23]+[.AO23]+[.AP23])/5" office:value-type="float" office:value="5.6" calcext:value-type="float">
            <text:p>5.6</text:p>
          </table:table-cell>
          <table:table-cell/>
          <table:table-cell table:formula="of:=([.K23]+[.Q23]+[.W23]+[.AD23]+[.AJ23]+[.AQ23])/6" office:value-type="float" office:value="3.86666666666667" calcext:value-type="float">
            <text:p>3.87</text:p>
          </table:table-cell>
        </table:table-row>
        <table:table-row table:style-name="ro2">
          <table:table-cell table:style-name="ce2" office:value-type="string" calcext:value-type="string">
            <text:p><text:s/>Pérez Cruz Gabriela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F24]+[.G24]+[.H24]+[.I24]+[.J24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24]+[.M24]+[.N24]+[.O24]+[.P24])/5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([.R24]+[.S24]+[.T24]+[.U24]+[.V24])/5"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X24]+[.Y24]+[.Z24]+[.AA24]+[.AC24])/5" office:value-type="float" office:value="8.4" calcext:value-type="float">
            <text:p>8.4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4]+[.AF24]+[.AG24]+[.AH24]+[.AI24])/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24]+[.AM24]+[.AN24]+[.AO24]+[.AP24])/5" office:value-type="float" office:value="7.2" calcext:value-type="float">
            <text:p>7.2</text:p>
          </table:table-cell>
          <table:table-cell/>
          <table:table-cell table:formula="of:=([.K24]+[.Q24]+[.W24]+[.AD24]+[.AJ24]+[.AQ24])/6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Pérez Lagunas Mariela 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25]+[.G25]+[.H25]+[.I25]+[.J25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25]+[.M25]+[.N25]+[.O25]+[.P25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25]+[.S25]+[.T25]+[.U25]+[.V25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25]+[.Y25]+[.Z25]+[.AA25]+[.AC25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5]+[.AF25]+[.AG25]+[.AH25]+[.AI25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K25]+[.AM25]+[.AN25]+[.AO25]+[.AP25])/5" office:value-type="float" office:value="10" calcext:value-type="float">
            <text:p>10</text:p>
          </table:table-cell>
          <table:table-cell/>
          <table:table-cell table:formula="of:=([.K25]+[.Q25]+[.W25]+[.AD25]+[.AJ25]+[.AQ25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Pérez Peralta Mauricio Alejandro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26]+[.G26]+[.H26]+[.I26]+[.J2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26]+[.M26]+[.N26]+[.O26]+[.P2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26]+[.S26]+[.T26]+[.U26]+[.V26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26]+[.Y26]+[.Z26]+[.AA26]+[.AC26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6]+[.AF26]+[.AG26]+[.AH26]+[.AI26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K26]+[.AM26]+[.AN26]+[.AO26]+[.AP26])/5" office:value-type="float" office:value="10" calcext:value-type="float">
            <text:p>10</text:p>
          </table:table-cell>
          <table:table-cell/>
          <table:table-cell table:formula="of:=([.K26]+[.Q26]+[.W26]+[.AD26]+[.AJ26]+[.AQ26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Porras García Felipe Eduardo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formula="of:=([.F27]+[.G27]+[.H27]+[.I27]+[.J27])/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formula="of:=([.L27]+[.M27]+[.N27]+[.O27]+[.P27])/5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R27]+[.S27]+[.T27]+[.U27]+[.V27])/5"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([.X27]+[.Y27]+[.Z27]+[.AA27]+[.AC27])/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AE27]+[.AF27]+[.AG27]+[.AH27]+[.AI27])/5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27]+[.AM27]+[.AN27]+[.AO27]+[.AP27])/5" office:value-type="float" office:value="5.6" calcext:value-type="float">
            <text:p>5.6</text:p>
          </table:table-cell>
          <table:table-cell/>
          <table:table-cell table:formula="of:=([.K27]+[.Q27]+[.W27]+[.AD27]+[.AJ27]+[.AQ27])/6" office:value-type="float" office:value="3.86666666666667" calcext:value-type="float">
            <text:p>3.87</text:p>
          </table:table-cell>
        </table:table-row>
        <table:table-row table:style-name="ro2">
          <table:table-cell table:style-name="ce2" office:value-type="string" calcext:value-type="string">
            <text:p><text:s/>Quiroz García Marisol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F28]+[.G28]+[.H28]+[.I28]+[.J28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28]+[.M28]+[.N28]+[.O28]+[.P28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R28]+[.S28]+[.T28]+[.U28]+[.V28])/5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28]+[.Y28]+[.Z28]+[.AA28]+[.AC28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8]+[.AF28]+[.AG28]+[.AH28]+[.AI28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AK28]+[.AM28]+[.AN28]+[.AO28]+[.AP28])/5" office:value-type="float" office:value="10" calcext:value-type="float">
            <text:p>10</text:p>
          </table:table-cell>
          <table:table-cell/>
          <table:table-cell table:formula="of:=([.K28]+[.Q28]+[.W28]+[.AD28]+[.AJ28]+[.AQ28])/6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Ramírez <text:s/>López Álvaro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F29]+[.G29]+[.H29]+[.I29]+[.J29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29]+[.M29]+[.N29]+[.O29]+[.P29])/5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([.R29]+[.S29]+[.T29]+[.U29]+[.V29])/5"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X29]+[.Y29]+[.Z29]+[.AA29]+[.AC29])/5" office:value-type="float" office:value="8.4" calcext:value-type="float">
            <text:p>8.4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29]+[.AF29]+[.AG29]+[.AH29]+[.AI29])/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29]+[.AM29]+[.AN29]+[.AO29]+[.AP29])/5" office:value-type="float" office:value="7.2" calcext:value-type="float">
            <text:p>7.2</text:p>
          </table:table-cell>
          <table:table-cell/>
          <table:table-cell table:formula="of:=([.K29]+[.Q29]+[.W29]+[.AD29]+[.AJ29]+[.AQ29])/6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<text:s/>Ramírez Hernández <text:s/>Luis Ángel </text:p>
          </table:table-cell>
          <table:table-cell table:style-name="ce3"/>
          <table:table-cell table:style-name="ce5"/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F30]+[.G30]+[.H30]+[.I30]+[.J30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30]+[.M30]+[.N30]+[.O30]+[.P30])/5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([.R30]+[.S30]+[.T30]+[.U30]+[.V30])/5"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X30]+[.Y30]+[.Z30]+[.AA30]+[.AC30])/5" office:value-type="float" office:value="8.4" calcext:value-type="float">
            <text:p>8.4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30]+[.AF30]+[.AG30]+[.AH30]+[.AI30])/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AK30]+[.AM30]+[.AN30]+[.AO30]+[.AP30])/5" office:value-type="float" office:value="7.2" calcext:value-type="float">
            <text:p>7.2</text:p>
          </table:table-cell>
          <table:table-cell/>
          <table:table-cell table:formula="of:=([.K30]+[.Q30]+[.W30]+[.AD30]+[.AJ30]+[.AQ30])/6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Terrazas Salinas Froylan </text:p>
          </table:table-cell>
          <table:table-cell table:style-name="ce3"/>
          <table:table-cell table:style-name="ce6"/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formula="of:=([.F31]+[.G31]+[.H31]+[.I31]+[.J31])/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L31]+[.M31]+[.N31]+[.O31]+[.P31])/5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R31]+[.S31]+[.T31]+[.U31]+[.V31])/5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X31]+[.Y31]+[.Z31]+[.AA31]+[.AC31])/5" office:value-type="float" office:value="9.6" calcext:value-type="float">
            <text:p>9.6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([.AE31]+[.AF31]+[.AG31]+[.AH31]+[.AI31])/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formula="of:=([.AK31]+[.AM31]+[.AN31]+[.AO31]+[.AP31])/5" office:value-type="float" office:value="10" calcext:value-type="float">
            <text:p>10</text:p>
          </table:table-cell>
          <table:table-cell/>
          <table:table-cell table:formula="of:=([.K31]+[.Q31]+[.W31]+[.AD31]+[.AJ31]+[.AQ31])/6" office:value-type="float" office:value="9.86666666666667" calcext:value-type="float">
            <text:p>9.87</text:p>
          </table:table-cell>
        </table:table-row>
        <table:table-row table:style-name="ro1" table:number-rows-repeated="104854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07:31:45.497535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8-06T07:59:21.054497915</dc:date>
    <meta:editing-duration>PT15H20M31S</meta:editing-duration>
    <meta:editing-cycles>199</meta:editing-cycles>
    <meta:document-statistic meta:table-count="3" meta:cell-count="1081" meta:object-count="0"/>
  </office:meta>
</office:document-meta>
</file>